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automatic-styles>
    <style:style style:name="P1" style:family="paragraph" style:parent-style-name="Subtitle">
      <style:text-properties officeooo:rsid="000e4e2d" officeooo:paragraph-rsid="000e4e2d"/>
    </style:style>
    <style:style style:name="P2" style:family="paragraph" style:parent-style-name="Subtitle">
      <style:text-properties officeooo:rsid="001bdb1e" officeooo:paragraph-rsid="001bdb1e"/>
    </style:style>
    <style:style style:name="P3" style:family="paragraph" style:parent-style-name="Subtitle">
      <style:text-properties officeooo:rsid="0026c8f3" officeooo:paragraph-rsid="0026c8f3"/>
    </style:style>
    <style:style style:name="P4" style:family="paragraph" style:parent-style-name="Subtitle">
      <style:text-properties officeooo:rsid="00362a64" officeooo:paragraph-rsid="00362a64"/>
    </style:style>
    <style:style style:name="P5" style:family="paragraph" style:parent-style-name="Title">
      <style:text-properties officeooo:rsid="000e4e2d" officeooo:paragraph-rsid="000e4e2d"/>
    </style:style>
    <style:style style:name="P6" style:family="paragraph" style:parent-style-name="Text_20_body">
      <style:paragraph-properties fo:text-align="justify" style:justify-single-word="false"/>
      <style:text-properties fo:font-size="14pt" officeooo:rsid="000ed23f" officeooo:paragraph-rsid="000ed23f" style:font-size-asian="12.25pt" style:font-size-complex="14pt"/>
    </style:style>
    <style:style style:name="P7" style:family="paragraph" style:parent-style-name="Text_20_body">
      <style:paragraph-properties fo:text-align="justify" style:justify-single-word="false"/>
      <style:text-properties fo:font-size="14pt" officeooo:rsid="001d85f0" officeooo:paragraph-rsid="001d85f0" style:font-size-asian="12.25pt" style:font-size-complex="14pt"/>
    </style:style>
    <style:style style:name="P8" style:family="paragraph" style:parent-style-name="Text_20_body">
      <style:paragraph-properties fo:text-align="justify" style:justify-single-word="false"/>
      <style:text-properties fo:font-size="14pt" officeooo:rsid="0028acfa" officeooo:paragraph-rsid="0028acfa" style:font-size-asian="12.25pt" style:font-size-complex="14pt"/>
    </style:style>
    <style:style style:name="P9" style:family="paragraph" style:parent-style-name="Text_20_body">
      <style:paragraph-properties fo:text-align="justify" style:justify-single-word="false"/>
      <style:text-properties fo:font-size="14pt" officeooo:rsid="003756f4" officeooo:paragraph-rsid="003756f4" style:font-size-asian="12.25pt" style:font-size-complex="14pt"/>
    </style:style>
    <style:style style:name="T1" style:family="text">
      <style:text-properties officeooo:rsid="000ed5d1"/>
    </style:style>
    <style:style style:name="T2" style:family="text">
      <style:text-properties fo:font-style="italic" officeooo:rsid="0012ade9" style:font-style-asian="italic" style:font-style-complex="italic"/>
    </style:style>
    <style:style style:name="T3" style:family="text">
      <style:text-properties fo:font-style="italic" officeooo:rsid="0014a629" style:font-style-asian="italic" style:font-style-complex="italic"/>
    </style:style>
    <style:style style:name="T4" style:family="text">
      <style:text-properties fo:font-style="italic" officeooo:rsid="00292946" style:font-style-asian="italic" style:font-style-complex="italic"/>
    </style:style>
    <style:style style:name="T5" style:family="text">
      <style:text-properties fo:font-style="italic" officeooo:rsid="003313f6" style:font-style-asian="italic" style:font-style-complex="italic"/>
    </style:style>
    <style:style style:name="T6" style:family="text">
      <style:text-properties fo:font-style="normal" officeooo:rsid="0012ade9" style:font-style-asian="normal" style:font-style-complex="normal"/>
    </style:style>
    <style:style style:name="T7" style:family="text">
      <style:text-properties fo:font-style="normal" officeooo:rsid="0014a629" style:font-style-asian="normal" style:font-style-complex="normal"/>
    </style:style>
    <style:style style:name="T8" style:family="text">
      <style:text-properties fo:font-style="normal" officeooo:rsid="003313f6" style:font-style-asian="normal" style:font-style-complex="normal"/>
    </style:style>
    <style:style style:name="T9" style:family="text">
      <style:text-properties fo:font-style="normal" officeooo:rsid="00347320" style:font-style-asian="normal" style:font-style-complex="normal"/>
    </style:style>
    <style:style style:name="T10" style:family="text">
      <style:text-properties style:text-line-through-style="none" style:text-line-through-type="none" fo:font-style="normal" officeooo:rsid="0014a629" style:font-style-asian="normal" style:font-style-complex="normal"/>
    </style:style>
    <style:style style:name="T11" style:family="text">
      <style:text-properties style:text-line-through-style="none" style:text-line-through-type="none" fo:font-style="normal" officeooo:rsid="0016a6ee" style:font-style-asian="normal" style:font-style-complex="normal"/>
    </style:style>
    <style:style style:name="T12" style:family="text">
      <style:text-properties style:text-line-through-style="none" style:text-line-through-type="none" fo:font-style="normal" officeooo:rsid="00184ce5" style:font-style-asian="normal" style:font-style-complex="normal"/>
    </style:style>
    <style:style style:name="T13" style:family="text">
      <style:text-properties style:text-line-through-style="none" style:text-line-through-type="none" fo:font-style="normal" officeooo:rsid="0018b697" style:font-style-asian="normal" style:font-style-complex="normal"/>
    </style:style>
    <style:style style:name="T14" style:family="text">
      <style:text-properties style:text-line-through-style="none" style:text-line-through-type="none" fo:font-style="normal" officeooo:rsid="001a734c" style:font-style-asian="normal" style:font-style-complex="normal"/>
    </style:style>
    <style:style style:name="T15" style:family="text">
      <style:text-properties officeooo:rsid="001dc966"/>
    </style:style>
    <style:style style:name="T16" style:family="text">
      <style:text-properties officeooo:rsid="00292946"/>
    </style:style>
    <style:style style:name="T17" style:family="text">
      <style:text-properties officeooo:rsid="003842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a vita di Torquato Tasso</text:p>
      <text:p text:style-name="P1">Gli anni sereni</text:p>
      <text:p text:style-name="P6">Tasso <text:span text:style-name="T1">nacque a Sorrento da un padre cortigiano e poeta, che seguì molto e che lo influenzò, portandolo a provare a scrivere un poema a soli quindici anni. A Padova studiò diritto, poi filosofia e letteratura; come il padre, a diciott’anni cominciò a scrivere il </text:span><text:span text:style-name="T2">Rinaldo</text:span><text:span text:style-name="T6">, </text:span><text:span text:style-name="T7">un poema epico di argomento cavalleresco. Sempre in città fu ammesso nelle accademie degli </text:span><text:span text:style-name="T3">Infiammati </text:span><text:span text:style-name="T7">e degli </text:span><text:span text:style-name="T3">Eterei</text:span><text:span text:style-name="T7">.</text:span><text:span text:style-name="T10"> </text:span><text:span text:style-name="T11">Nel 1565 fu assunto dal cardinale Luigi d’Este </text:span><text:span text:style-name="T12">e si trasferì a Ferrara, città che lo affascinò molto. </text:span><text:span text:style-name="T13">Nel ‘72 poté passare al servizio diretto del duca, che gli assicurava la serenità per dedicarsi alla propria poesia, </text:span><text:span text:style-name="T14">che si adattò al gusto ferrarese della letteratura cavalleresca.</text:span></text:p>
      <text:p text:style-name="P2">Gli anni tormentati</text:p>
      <text:p text:style-name="P7">Concludendo il poema cominciò per Tasso il periodo più tormentato: era indeciso e perennemente insoddisfatto e inquieto, perché, figlio del clima culturale della controriforma, voleva far sì che la sua opera fosse quanto più perfetta e ripulita di ogni irregolarità religiosa, <text:span text:style-name="T15">nonché adatta ai canoni letterari vigenti. Nel 1577 sottopose l’opera spontaneamente all’Inquisizione di Ferrara: fu assolto, ma questo non servì a placarlo. Si aggiunsero delle manie di persecuzione, che lo portarono ad essere rinchiuso dal duca stesso nel convento di San Francesco, dal quale fuggì per andare dalla sorella sotto mentite spoglie, per testare il suo amore. Dopo qualche giorno sereno con la sorella, alla quale si era svelato, ricominciò a peregrinare.</text:span></text:p>
      <text:p text:style-name="P3">Sant’Anna e l’ultimo periodo</text:p>
      <text:p text:style-name="P8">Tornato a Ferrara, non avendo avuto l’accoglienza aspettatasi, diede di matto e fu fatto rinchiudere <text:span text:style-name="T16">nuovamente, nell’ospedale di Sant’Anna, dove stette per sette anni. Gli fu in seguito una libertà relativa, per la quale poté riprendere a scrivere: inviò numerose lettere a letterati, prelati e principi per difendersi e per chiedere soccorso. Durante la sua reclusione fu pubblicato il poema, scorretto e incompleto, senza il suo assenso, cosa che gli provocò in seguito molto rammarico, in quanto scatenò una polemica accesa tra i suoi sostenitori e quelli del </text:span><text:span text:style-name="T4">Furioso</text:span><text:span text:style-name="T16">. Fu liberato e preso in custodia dal duca Vincenzo Gonzaga di Mantova, presso cui però non rimase molto, continuando ad errare tra Napoli e Roma. Dopo aver riscritto il poema sotto il nome di </text:span><text:span text:style-name="T4">“</text:span><text:span text:style-name="T5">Gerusalemme conquistata”</text:span><text:span text:style-name="T8"> gli fu proposta l’incoronazione poetica a Roma da papa Clemente VIII, ma Tasso si fu ammalato gravemente e, rifugiato in un convento, morì </text:span><text:span text:style-name="T9">nell’aprile del 1595</text:span><text:span text:style-name="T8">.</text:span></text:p>
      <text:p text:style-name="P4"><text:soft-page-break/>Un poeta cortigiano esemplare</text:p>
      <text:p text:style-name="P9">Tasso è legato materialmente e intellettualmente all’ambiente cortigiano, l’unico che a suo avviso può apprendere e apprezzare a pieno le sue opere. Tuttavia allo stesso tempo è lacerato da delle profonde contraddizioni interiori, in quanto ama sì l’ambiente della corte e ad esso è protratto, ma vi si rivolta in modo violento e sovrinteso dalle sue continue fughe e dai suoi vagabondaggi, <text:span text:style-name="T17">simbolo della conflittualità del tempo e della crisi che la figura dell’intellettuale del tempo stava attraversando.</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K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K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2-02T16:46:07.880382465</meta:creation-date>
    <dc:date>2020-12-08T17:08:49.879469661</dc:date>
    <meta:editing-duration>PT1H29M10S</meta:editing-duration>
    <meta:editing-cycles>36</meta:editing-cycles>
    <meta:generator>LibreOffice/6.3.5.2$Linux_X86_64 LibreOffice_project/30$Build-2</meta:generator>
    <meta:document-statistic meta:table-count="0" meta:image-count="0" meta:object-count="0" meta:page-count="2" meta:paragraph-count="9" meta:word-count="471" meta:character-count="2992" meta:non-whitespace-character-count="2530"/>
  </office:meta>
</office:document-meta>
</file>